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50000020084412D067F5A5B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4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Front-end</text:span></text:p>
          </draw:text-box>
        </draw:frame>
        <draw:frame draw:style-name="gr3" draw:text-style-name="P3" draw:layer="layout" svg:width="8.77cm" svg:height="12.577cm" svg:x="9.562cm" svg:y="1.135cm">
          <draw:image xlink:href="Pictures/10000001000001650000020084412D067F5A5B6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1T22:08:07.263862741</dc:date>
    <meta:editing-duration>PT10H26M8S</meta:editing-duration>
    <meta:editing-cycles>232</meta:editing-cycles>
    <meta:generator>LibreOffice/7.2.7.2$Linux_X86_64 LibreOffice_project/20$Build-2</meta:generator>
    <meta:document-statistic meta:object-count="26"/>
  </office:meta>
</office:document-meta>
</file>